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2ef02" officeooo:paragraph-rsid="0002ef02"/>
    </style:style>
    <style:style style:name="P2" style:family="paragraph" style:parent-style-name="Standard">
      <style:text-properties style:text-underline-style="solid" style:text-underline-width="auto" style:text-underline-color="font-color" officeooo:rsid="0002ef02" officeooo:paragraph-rsid="0002ef02"/>
    </style:style>
    <style:style style:name="P3" style:family="paragraph" style:parent-style-name="Standard">
      <style:text-properties style:text-underline-style="none" officeooo:rsid="0002ef02" officeooo:paragraph-rsid="0002ef02"/>
    </style:style>
    <style:style style:name="P4" style:family="paragraph" style:parent-style-name="Standard" style:list-style-name="L1">
      <style:text-properties style:text-underline-style="none" officeooo:rsid="0002ef02" officeooo:paragraph-rsid="0002ef02"/>
    </style:style>
    <style:style style:name="P5" style:family="paragraph" style:parent-style-name="Standard" style:list-style-name="L2">
      <style:text-properties style:text-underline-style="none" officeooo:rsid="0002ef02" officeooo:paragraph-rsid="0002ef02"/>
    </style:style>
    <style:style style:name="P6" style:family="paragraph" style:parent-style-name="Standard" style:list-style-name="L2">
      <style:text-properties officeooo:paragraph-rsid="0002ef02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2ef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er Activity Diagram</text:p>
      <text:p text:style-name="P3"/>
      <text:list xml:id="list3551779948724859171" text:style-name="L1">
        <text:list-item>
          <text:p text:style-name="P4">User Definition</text:p>
          <text:list>
            <text:list-item>
              <text:p text:style-name="P4">Viewers/Audience</text:p>
            </text:list-item>
          </text:list>
        </text:list-item>
      </text:list>
      <text:list xml:id="list2840018580289414530" text:style-name="L2">
        <text:list-item>
          <text:list>
            <text:list-item>
              <text:list>
                <text:list-item>
                  <text:p text:style-name="P5">Check Ongoing matches &amp; Tournaments</text:p>
                  <text:list>
                    <text:list-item>
                      <text:p text:style-name="P6"><text:span text:style-name="T2">See Scorecard</text:span></text:p>
                      <text:list>
                        <text:list-item>
                          <text:p text:style-name="P1"><text:span text:style-name="T1">Review/ Comment matches</text:span></text:p>
                        </text:list-item>
                        <text:list-item>
                          <text:p text:style-name="P1"><text:span text:style-name="T1">Report on Fraudulent Information</text:span></text:p>
                        </text:list-item>
                      </text:list>
                    </text:list-item>
                    <text:list-item>
                      <text:p text:style-name="P1"><text:span text:style-name="T1">See Team Details</text:span></text:p>
                      <text:list>
                        <text:list-item>
                          <text:p text:style-name="P1"><text:span text:style-name="T1">Teams’ Statistics</text:span></text:p>
                        </text:list-item>
                        <text:list-item>
                          <text:p text:style-name="P1"><text:span text:style-name="T1">Review Team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00640930894172" text:continue-list="list3551779948724859171" text:style-name="L1">
        <text:list-item>
          <text:list>
            <text:list-item>
              <text:p text:style-name="P4">Players/ Team Captains</text:p>
            </text:list-item>
            <text:list-item>
              <text:p text:style-name="P4">Sponsors</text:p>
              <text:list>
                <text:list-item>
                  <text:p text:style-name="P4">Paid Sponsors</text:p>
                </text:list-item>
                <text:list-item>
                  <text:p text:style-name="P4">Third party sponsor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5T09:58:36.421479461</meta:creation-date>
    <dc:date>2018-08-05T10:06:38.316501659</dc:date>
    <meta:editing-duration>PT8M4S</meta:editing-duration>
    <meta:editing-cycles>1</meta:editing-cycles>
    <meta:document-statistic meta:table-count="0" meta:image-count="0" meta:object-count="0" meta:page-count="1" meta:paragraph-count="14" meta:word-count="49" meta:character-count="284" meta:non-whitespace-character-count="262"/>
    <meta:generator>LibreOffice/5.1.6.2$Linux_X86_64 LibreOffice_project/10m0$Build-2</meta:generator>
  </office:meta>
</office:document-meta>
</file>